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Preformatted_20_Text" style:list-style-name="L11"/>
    <style:style style:name="P30" style:family="paragraph" style:parent-style-name="Table_20_Contents" style:list-style-name="L13"/>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alpha test release, version 1.1.8</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653628500"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2033350737"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775813440"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378627368"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454692060"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8, the built-in version will be hidden (to avoid confusion). If you uninstall version 1.1.8,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742315204"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1060345210"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425818598"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1834720291"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309928177" text:style-name="L10">
        <text:list-item>
          <text:p text:style-name="P21">Unzip <text:span text:style-name="Source_20_Text">writer2latex118alpha.zip</text:span> into some directory. This will create a subdirectory <text:span text:style-name="Source_20_Text">writer2latex11</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467064009" text:style-name="L11">
        <text:list-item>
          <text:p text:style-name="P22">Unzip <text:span text:style-name="Source_20_Text">writer2latex118alpha.zip</text:span> into some directory. This will create a subdirectory <text:span text:style-name="Source_20_Text">writer2latex11</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29">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579051678"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772471845" text:style-name="L13">
              <text:list-item>
                <text:p text:style-name="P30"><text:span text:style-name="Source_20_Text">ignore_all</text:span> will instruct Writer2LaTeX to ignore <text:span text:style-name="T2">all</text:span> character, paragraph, heading, list and footnote formatting contained in the document.</text:p>
              </text:list-item>
              <text:list-item>
                <text:p text:style-name="P30"><text:span text:style-name="Source_20_Text">ignore_most</text:span> will preserve basic character formatting.</text:p>
              </text:list-item>
              <text:list-item>
                <text:p text:style-name="P30"><text:span text:style-name="Source_20_Text">convert_basic</text:span> (default) will preserve basic character formatting, paragraph justification and all numberings (lists, headings, footnotes).</text:p>
              </text:list-item>
              <text:list-item>
                <text:p text:style-name="P30"><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30"><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6">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6">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oft-page-break/><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216101330"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text:soft-page-break/>&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304413197"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text:soft-page-break/>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text:soft-page-break/>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Meta data</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85061922"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6">If no creator is defined, Writer2xhtml will export the default creator given in the document (this is usually taken from OOo's user settings).</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oft-page-break/><text:span text:style-name="T5">date1.creation</text:span>, <text:span text:style-name="T5">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508576210" text:continue-numbering="true" text:style-name="L16">
        <text:list-item>
          <text:p text:style-name="P26"><text:span text:style-name="T5">Publisher</text:span>: The publisher of the document.</text:p>
        </text:list-item>
        <text:list-item>
          <text:p text:style-name="P26"><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2" text:outline-level="2">Hidden hedings</text:h>
      <text:p text:style-name="Text_20_body">If the entire text of a heading is striked out (using any strike-out style), this heading will be hidden in the text. It will however still be visible in the EPUB table of contents.</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oft-page-break/><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text:soft-page-break/>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498989136"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ext:soft-page-break/>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126997819"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2 Using the export filters</text:chapter><text:tab/><text:tab/>Page <text:page-number text:select-page="current">4</text:page-number></text:p>
      </style:header>
      <style:header-left>
        <text:p text:style-name="Header">Page <text:page-number text:select-page="current">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enrik Just</meta:initial-creator>
    <meta:creation-date>2003-07-03T08:45:42</meta:creation-date>
    <dc:creator>Henrik Just</dc:creator>
    <dc:date>2011-06-19T15:38:30</dc:date>
    <meta:print-date>2004-06-29T10:09:33</meta:print-date>
    <dc:language>en-US</dc:language>
    <meta:editing-cycles>319</meta:editing-cycles>
    <meta:editing-duration>PT41H34M21S</meta:editing-duration>
    <meta:document-statistic meta:table-count="24" meta:image-count="1" meta:object-count="0" meta:page-count="45" meta:paragraph-count="1078" meta:word-count="12823" meta:character-count="84278"/>
    <meta:user-defined meta:name="Info 1"/>
    <meta:user-defined meta:name="Info 2"/>
    <meta:user-defined meta:name="Info 3"/>
    <meta:user-defined meta:name="Info 4"/>
  </office:meta>
</office:document-meta>
</file>